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a1" style:family="table">
      <style:table-properties style:width="16.492cm" fo:margin-left="-0.191cm" fo:margin-top="0cm" fo:margin-bottom="0cm" table:align="left" style:writing-mode="page"/>
    </style:style>
    <style:style style:name="Tabla1.A" style:family="table-column">
      <style:table-column-properties style:column-width="4.122cm"/>
    </style:style>
    <style:style style:name="Tabla1.C" style:family="table-column">
      <style:table-column-properties style:column-width="4.124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000000"/>
    </style:style>
    <style:style style:name="Tabla2" style:family="table">
      <style:table-properties style:width="16.492cm" fo:margin-left="-0.191cm" fo:margin-top="0cm" fo:margin-bottom="0cm" table:align="left" style:writing-mode="page"/>
    </style:style>
    <style:style style:name="Tabla2.A" style:family="table-column">
      <style:table-column-properties style:column-width="8.246cm"/>
    </style:style>
    <style:style style:name="Tabla2.B" style:family="table-column">
      <style:table-column-properties style:column-width="8.244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style>
    <style:style style:name="P1" style:family="paragraph" style:parent-style-name="Contents_20_1">
      <style:paragraph-properties>
        <style:tab-stops>
          <style:tab-stop style:position="16.508cm" style:type="right" style:leader-style="dotted" style:leader-text="."/>
        </style:tab-stops>
      </style:paragraph-properties>
    </style:style>
    <style:style style:name="P2" style:family="paragraph" style:parent-style-name="Contents_20_2">
      <style:paragraph-properties>
        <style:tab-stops>
          <style:tab-stop style:position="16.508cm" style:type="right" style:leader-style="dotted" style:leader-text="."/>
        </style:tab-stops>
      </style:paragraph-properties>
    </style:style>
    <style:style style:name="P3" style:family="paragraph" style:parent-style-name="Contents_20_3">
      <style:paragraph-properties>
        <style:tab-stops>
          <style:tab-stop style:position="16.508cm" style:type="right" style:leader-style="dotted" style:leader-text="."/>
        </style:tab-stops>
      </style:paragraph-properties>
    </style:style>
    <style:style style:name="P4" style:family="paragraph" style:parent-style-name="Heading_20_1">
      <style:paragraph-properties fo:margin-top="0cm" fo:margin-bottom="0cm" style:contextual-spacing="false" fo:break-before="page"/>
    </style:style>
    <style:style style:name="P5" style:family="paragraph" style:parent-style-name="Heading_20_2">
      <style:text-properties officeooo:paragraph-rsid="0008dfbb"/>
    </style:style>
    <style:style style:name="P6" style:family="paragraph" style:parent-style-name="Heading_20_2">
      <style:paragraph-properties fo:margin-top="0cm" fo:margin-bottom="0cm" style:contextual-spacing="false" fo:text-align="start" style:justify-single-word="false"/>
      <style:text-properties style:font-name="Arial" fo:font-size="16pt" officeooo:rsid="0008dfbb" officeooo:paragraph-rsid="0008dfbb" style:font-name-asian="Arial1" style:font-size-asian="16pt" style:font-name-complex="Arial1" style:font-size-complex="16pt"/>
    </style:style>
    <style:style style:name="P7" style:family="paragraph" style:parent-style-name="Standard">
      <style:paragraph-properties fo:text-indent="1.27cm" style:auto-text-indent="false"/>
    </style:style>
    <style:style style:name="P8" style:family="paragraph" style:parent-style-name="Standard">
      <style:paragraph-properties fo:margin-top="0cm" fo:margin-bottom="0cm" style:contextual-spacing="false" fo:text-indent="1.27cm" style:auto-text-indent="false"/>
    </style:style>
    <style:style style:name="P9" style:family="paragraph" style:parent-style-name="Standard" style:master-page-name="Standard">
      <style:paragraph-properties fo:text-indent="1.27cm" style:auto-text-indent="false" style:page-number="1"/>
    </style:style>
    <style:style style:name="P10" style:family="paragraph" style:parent-style-name="Standard">
      <style:paragraph-properties fo:text-align="center" style:justify-single-word="false"/>
    </style:style>
    <style:style style:name="P11" style:family="paragraph" style:parent-style-name="Standard">
      <style:paragraph-properties fo:margin-top="0.423cm" fo:margin-bottom="0.353cm" style:contextual-spacing="false" fo:text-align="center" style:justify-single-word="false"/>
    </style:style>
    <style:style style:name="P12" style:family="paragraph" style:parent-style-name="Standard">
      <style:paragraph-properties fo:margin-top="0cm" fo:margin-bottom="0cm" style:contextual-spacing="false" fo:text-align="center" style:justify-single-word="false"/>
    </style:style>
    <style:style style:name="P13" style:family="paragraph" style:parent-style-name="Standard">
      <style:paragraph-properties fo:text-align="center" style:justify-single-word="false" fo:padding="0cm" fo:border="none" style:shadow="none" style:join-border="false">
        <style:tab-stops>
          <style:tab-stop style:position="7.96cm" style:type="center"/>
          <style:tab-stop style:position="15.921cm" style:type="right"/>
        </style:tab-stops>
      </style:paragraph-properties>
    </style:style>
    <style:style style:name="P14" style:family="paragraph" style:parent-style-name="Standard">
      <style:paragraph-properties fo:margin-top="0.423cm" fo:margin-bottom="0.353cm" style:contextual-spacing="false" fo:text-align="center" style:justify-single-word="false"/>
      <style:text-properties fo:font-size="26pt" style:font-size-asian="26pt" style:font-size-complex="26pt"/>
    </style:style>
    <style:style style:name="P15" style:family="paragraph" style:parent-style-name="Standard">
      <style:paragraph-properties fo:text-align="center" style:justify-single-word="false" fo:text-indent="1.27cm" style:auto-text-indent="false"/>
      <style:text-properties fo:font-size="20pt" style:font-size-asian="20pt" style:font-size-complex="20pt"/>
    </style:style>
    <style:style style:name="P16" style:family="paragraph" style:parent-style-name="Standard">
      <style:paragraph-properties fo:text-indent="1.27cm" style:auto-text-indent="false"/>
      <style:text-properties fo:font-size="20pt" style:font-size-asian="20pt" style:font-size-complex="20pt"/>
    </style:style>
    <style:style style:name="P17" style:family="paragraph" style:parent-style-name="Standard">
      <style:paragraph-properties fo:margin-top="0cm" fo:margin-bottom="0.282cm" style:contextual-spacing="false" fo:line-height="108%"/>
    </style:style>
    <style:style style:name="P18" style:family="paragraph" style:parent-style-name="Standard">
      <style:paragraph-properties fo:margin-top="0cm" fo:margin-bottom="0cm" style:contextual-spacing="false" fo:line-height="108%" fo:keep-together="always" fo:break-before="page" fo:padding="0cm" fo:border="none" style:shadow="none" fo:keep-with-next="always" style:join-border="false"/>
    </style:style>
    <style:style style:name="P19" style:family="paragraph" style:parent-style-name="Standard">
      <style:paragraph-properties fo:line-height="100%" fo:text-align="justify" style:justify-single-word="false"/>
    </style:style>
    <style:style style:name="P20" style:family="paragraph" style:parent-style-name="Standard">
      <style:paragraph-properties fo:margin-top="0cm" fo:margin-bottom="0cm" style:contextual-spacing="false" fo:line-height="100%" fo:text-align="end" style:justify-single-word="false" fo:padding="0cm" fo:border="none" style:shadow="none" style:join-border="false">
        <style:tab-stops>
          <style:tab-stop style:position="7.96cm" style:type="center"/>
          <style:tab-stop style:position="15.921cm" style:type="right"/>
        </style:tab-stops>
      </style:paragraph-properties>
    </style:style>
    <style:style style:name="P21" style:family="paragraph" style:parent-style-name="Standard">
      <style:paragraph-properties fo:margin-top="0cm" fo:margin-bottom="0.282cm" style:contextual-spacing="false" fo:line-height="108%"/>
      <style:text-properties fo:color="#2f5496" loext:opacity="100%" fo:font-size="13pt" style:font-size-asian="13pt" style:font-size-complex="13pt"/>
    </style:style>
    <style:style style:name="P22" style:family="paragraph" style:parent-style-name="Standard">
      <style:paragraph-properties fo:margin-top="0cm" fo:margin-bottom="0cm" style:contextual-spacing="false" fo:text-align="center" style:justify-single-word="false"/>
      <style:text-properties fo:color="#2f5496" loext:opacity="100%" fo:font-size="13pt" style:font-size-asian="13pt" style:font-size-complex="13pt"/>
    </style:style>
    <style:style style:name="P23" style:family="paragraph" style:parent-style-name="Standard">
      <style:paragraph-properties fo:margin-top="0cm" fo:margin-bottom="0cm" style:contextual-spacing="false"/>
      <style:text-properties fo:color="#2f5496" loext:opacity="100%" fo:font-size="13pt" style:font-size-asian="13pt" style:font-size-complex="13pt"/>
    </style:style>
    <style:style style:name="P24" style:family="paragraph" style:parent-style-name="Standard">
      <style:paragraph-properties fo:margin-left="1.27cm" fo:margin-top="0cm" fo:margin-bottom="0cm" style:contextual-spacing="false"/>
    </style:style>
    <style:style style:name="P25" style:family="paragraph" style:parent-style-name="Standard">
      <style:paragraph-properties fo:margin-left="0.635cm" fo:text-align="justify" style:justify-single-word="false"/>
    </style:style>
    <style:style style:name="P26" style:family="paragraph" style:parent-style-name="Standard">
      <style:paragraph-properties fo:text-align="justify" style:justify-single-word="false"/>
    </style:style>
    <style:style style:name="P27" style:family="paragraph" style:parent-style-name="Standard" style:list-style-name="WWNum2">
      <style:paragraph-properties fo:margin-top="0cm" fo:margin-bottom="0cm" style:contextual-spacing="false"/>
    </style:style>
    <style:style style:name="P28" style:family="paragraph" style:parent-style-name="Standard" style:list-style-name="WWNum6">
      <style:paragraph-properties fo:margin-top="0cm" fo:margin-bottom="0cm" style:contextual-spacing="false"/>
    </style:style>
    <style:style style:name="P29" style:family="paragraph" style:parent-style-name="Standard" style:list-style-name="WWNum1">
      <style:paragraph-properties fo:margin-top="0cm" fo:margin-bottom="0cm" style:contextual-spacing="false"/>
    </style:style>
    <style:style style:name="P30" style:family="paragraph" style:parent-style-name="Standard">
      <style:paragraph-properties fo:margin-top="0cm" fo:margin-bottom="0cm" style:contextual-spacing="false"/>
    </style:style>
    <style:style style:name="P31" style:family="paragraph" style:parent-style-name="Standard">
      <style:paragraph-properties fo:margin-top="0cm" fo:margin-bottom="0cm" style:contextual-spacing="false" fo:break-before="page"/>
    </style:style>
    <style:style style:name="P32" style:family="paragraph" style:parent-style-name="Standard">
      <style:paragraph-properties fo:text-align="end" style:justify-single-word="false"/>
    </style:style>
    <style:style style:name="P33" style:family="paragraph" style:parent-style-name="Standard">
      <style:paragraph-properties fo:margin-top="0cm" fo:margin-bottom="0cm" style:contextual-spacing="false"/>
      <style:text-properties style:font-name="Arial" style:font-name-asian="Arial1" style:font-name-complex="Arial1"/>
    </style:style>
    <style:style style:name="P34" style:family="paragraph" style:parent-style-name="Standard">
      <style:paragraph-properties fo:margin-left="1.27cm" fo:margin-top="0cm" fo:margin-bottom="0cm" style:contextual-spacing="false"/>
      <style:text-properties style:font-name="Arial" style:font-name-asian="Arial1" style:font-name-complex="Arial1"/>
    </style:style>
    <style:style style:name="P35" style:family="paragraph" style:parent-style-name="Standard">
      <style:paragraph-properties fo:margin-top="0cm" fo:margin-bottom="0cm" style:contextual-spacing="false" fo:text-align="center" style:justify-single-word="false"/>
      <style:text-properties style:font-name="Arial" style:font-name-asian="Arial1" style:font-name-complex="Arial1"/>
    </style:style>
    <style:style style:name="P36" style:family="paragraph" style:parent-style-name="Standard">
      <style:paragraph-properties fo:margin-top="0cm" fo:margin-bottom="0cm" style:contextual-spacing="false" fo:text-align="start" style:justify-single-word="false"/>
      <style:text-properties style:font-name="Arial" officeooo:rsid="0008dfbb" officeooo:paragraph-rsid="0008dfbb" style:font-name-asian="Arial1" style:font-name-complex="Arial1"/>
    </style:style>
    <style:style style:name="P37" style:family="paragraph" style:parent-style-name="Standard">
      <style:paragraph-properties fo:margin-top="0cm" fo:margin-bottom="0cm" style:contextual-spacing="false" fo:text-align="start" style:justify-single-word="false"/>
      <style:text-properties style:font-name="Arial" officeooo:rsid="00097ada" officeooo:paragraph-rsid="00097ada" style:font-name-asian="Arial1" style:font-name-complex="Arial1"/>
    </style:style>
    <style:style style:name="P38" style:family="paragraph" style:parent-style-name="Standard">
      <style:paragraph-properties fo:margin-top="0cm" fo:margin-bottom="0cm" style:contextual-spacing="false"/>
      <style:text-properties fo:font-size="16pt" style:font-size-asian="16pt" style:font-size-complex="16pt"/>
    </style:style>
    <style:style style:name="P39" style:family="paragraph" style:parent-style-name="Standard">
      <style:paragraph-properties fo:margin-top="0cm" fo:margin-bottom="0cm" style:contextual-spacing="false" fo:orphans="0" fo:widows="0" fo:padding="0cm" fo:border="none" style:shadow="none" style:join-border="false"/>
      <style:text-properties fo:font-size="16pt" style:font-size-asian="16pt" style:font-size-complex="16pt"/>
    </style:style>
    <style:style style:name="P40" style:family="paragraph" style:parent-style-name="Standard" style:list-style-name="WWNum4">
      <style:paragraph-properties fo:margin-top="0cm" fo:margin-bottom="0cm" style:contextual-spacing="false"/>
    </style:style>
    <style:style style:name="P41" style:family="paragraph" style:parent-style-name="Standard" style:list-style-name="WWNum5">
      <style:paragraph-properties fo:margin-top="0cm" fo:margin-bottom="0cm" style:contextual-spacing="false"/>
    </style:style>
    <style:style style:name="P42" style:family="paragraph" style:parent-style-name="Standard">
      <style:paragraph-properties fo:margin-top="0cm" fo:margin-bottom="0cm" style:contextual-spacing="false"/>
      <style:text-properties fo:font-size="13pt" style:font-size-asian="13pt" style:font-size-complex="13pt"/>
    </style:style>
    <style:style style:name="P43" style:family="paragraph" style:parent-style-name="Standard" style:list-style-name="L1">
      <style:paragraph-properties fo:margin-top="0cm" fo:margin-bottom="0cm" style:contextual-spacing="false"/>
      <style:text-properties fo:font-size="13pt" style:font-size-asian="13pt" style:font-size-complex="13pt"/>
    </style:style>
    <style:style style:name="P44" style:family="paragraph" style:parent-style-name="Standard">
      <style:paragraph-properties fo:margin-top="0cm" fo:margin-bottom="0cm" style:contextual-spacing="false"/>
      <style:text-properties fo:color="#161616" loext:opacity="100%" fo:font-size="12pt" style:font-size-asian="12pt" style:font-size-complex="12pt"/>
    </style:style>
    <style:style style:name="P45" style:family="paragraph" style:parent-style-name="Standard">
      <style:paragraph-properties fo:margin-top="0cm" fo:margin-bottom="0cm" style:contextual-spacing="false"/>
      <style:text-properties fo:color="#161616" loext:opacity="100%" fo:font-size="13pt" style:font-size-asian="13pt" style:font-size-complex="13pt"/>
    </style:style>
    <style:style style:name="P46" style:family="paragraph" style:parent-style-name="Standard">
      <style:paragraph-properties fo:margin-top="0cm" fo:margin-bottom="0cm" style:contextual-spacing="false"/>
      <style:text-properties fo:color="#161616" loext:opacity="100%" style:font-name="Courier New" fo:font-size="13pt" style:font-name-asian="Courier New1" style:font-size-asian="13pt" style:font-name-complex="Courier New1" style:font-size-complex="13pt"/>
    </style:style>
    <style:style style:name="P47" style:family="paragraph" style:parent-style-name="Standard" style:list-style-name="WWNum3">
      <style:paragraph-properties fo:margin-top="0cm" fo:margin-bottom="0cm" style:contextual-spacing="false"/>
    </style:style>
    <style:style style:name="P48" style:family="paragraph" style:parent-style-name="Standard">
      <style:paragraph-properties fo:margin-top="0cm" fo:margin-bottom="0cm" style:contextual-spacing="false" fo:line-height="100%" fo:padding="0cm" fo:border="none" style:shadow="none" style:join-border="false">
        <style:tab-stops>
          <style:tab-stop style:position="7.96cm" style:type="center"/>
          <style:tab-stop style:position="15.921cm" style:type="right"/>
        </style:tab-stops>
      </style:paragraph-properties>
      <style:text-properties fo:color="#000000" loext:opacity="100%"/>
    </style:style>
    <style:style style:name="P49" style:family="paragraph" style:parent-style-name="Standard">
      <style:paragraph-properties fo:margin-top="0cm" fo:margin-bottom="0cm" style:contextual-spacing="false" fo:text-align="start" style:justify-single-word="false"/>
      <style:text-properties fo:color="#000000" loext:opacity="100%" fo:font-size="13pt" officeooo:rsid="0009ec42" officeooo:paragraph-rsid="0009ec42" style:font-size-asian="11.3500003814697pt" style:font-size-complex="13pt"/>
    </style:style>
    <style:style style:name="P50" style:family="paragraph" style:parent-style-name="Standard">
      <style:paragraph-properties fo:margin-top="0cm" fo:margin-bottom="0cm" style:contextual-spacing="false" fo:text-align="start" style:justify-single-word="false"/>
      <style:text-properties fo:color="#3465a4" loext:opacity="100%" style:font-name="Arial" fo:font-size="14pt" officeooo:rsid="0008dfbb" officeooo:paragraph-rsid="0009df2a" style:font-name-asian="Arial1" style:font-size-asian="14pt" style:font-name-complex="Arial1" style:font-size-complex="14pt"/>
    </style:style>
    <style:style style:name="P51" style:family="paragraph" style:parent-style-name="Standard">
      <style:paragraph-properties fo:margin-top="0cm" fo:margin-bottom="0cm" style:contextual-spacing="false" fo:text-align="start" style:justify-single-word="false"/>
      <style:text-properties fo:color="#3465a4" loext:opacity="100%" style:font-name="Arial" fo:font-size="14pt" officeooo:rsid="0009df2a" officeooo:paragraph-rsid="0009ec42" style:font-name-asian="Arial1" style:font-size-asian="14pt" style:font-name-complex="Arial1" style:font-size-complex="14pt"/>
    </style:style>
    <style:style style:name="P52" style:family="paragraph" style:parent-style-name="Standard" style:list-style-name="WWNum3">
      <style:paragraph-properties fo:margin-top="0cm" fo:margin-bottom="0cm" style:contextual-spacing="false"/>
      <style:text-properties officeooo:rsid="0009df2a" officeooo:paragraph-rsid="0009df2a"/>
    </style:style>
    <style:style style:name="P53" style:family="paragraph" style:parent-style-name="Standard">
      <style:paragraph-properties fo:margin-top="0cm" fo:margin-bottom="0cm" style:contextual-spacing="false" fo:text-align="center" style:justify-single-word="false"/>
      <style:text-properties officeooo:rsid="0009df2a" officeooo:paragraph-rsid="0009df2a"/>
    </style:style>
    <style:style style:name="P54" style:family="paragraph" style:parent-style-name="Standard" style:list-style-name="L1">
      <style:paragraph-properties fo:margin-top="0cm" fo:margin-bottom="0cm" style:contextual-spacing="false"/>
      <style:text-properties officeooo:paragraph-rsid="0009ec42"/>
    </style:style>
    <style:style style:name="P55" style:family="paragraph" style:parent-style-name="Standard">
      <style:paragraph-properties fo:margin-top="0cm" fo:margin-bottom="0cm" style:contextual-spacing="false" fo:text-align="start" style:justify-single-word="false"/>
      <style:text-properties officeooo:rsid="0009ec42" officeooo:paragraph-rsid="0009ec42"/>
    </style:style>
    <style:style style:name="T1" style:family="text">
      <style:text-properties fo:font-size="48pt" style:font-size-asian="48pt" style:font-size-complex="48pt"/>
    </style:style>
    <style:style style:name="T2" style:family="text">
      <style:text-properties fo:font-size="28pt" style:font-size-asian="28pt" style:font-size-complex="28pt"/>
    </style:style>
    <style:style style:name="T3" style:family="text">
      <style:text-properties fo:font-size="36pt" style:font-size-asian="36pt" style:font-size-complex="36pt"/>
    </style:style>
    <style:style style:name="T4" style:family="text">
      <style:text-properties fo:font-size="26pt" style:font-size-asian="26pt" style:font-size-complex="26pt"/>
    </style:style>
    <style:style style:name="T5" style:family="text">
      <style:text-properties fo:font-size="20pt" style:font-size-asian="20pt" style:font-size-complex="20pt"/>
    </style:style>
    <style:style style:name="T6" style:family="text">
      <style:text-properties fo:font-size="22pt" style:font-size-asian="22pt" style:font-size-complex="22pt"/>
    </style:style>
    <style:style style:name="T7" style:family="text">
      <style:text-properties fo:color="#2f5496" loext:opacity="100%" fo:font-size="16pt" style:font-size-asian="16pt" style:font-size-complex="16pt"/>
    </style:style>
    <style:style style:name="T8" style:family="text">
      <style:text-properties fo:color="#2f5496" loext:opacity="100%" fo:font-size="13pt" style:font-size-asian="13pt" style:font-size-complex="13pt"/>
    </style:style>
    <style:style style:name="T9" style:family="text">
      <style:text-properties fo:color="#000000" loext:opacity="100%" style:font-name="Arial" fo:font-weight="bold" style:font-name-asian="Arial1" style:font-weight-asian="bold" style:font-name-complex="Arial1"/>
    </style:style>
    <style:style style:name="T10" style:family="text">
      <style:text-properties fo:color="#000000" loext:opacity="100%" style:font-name="Arial" style:font-name-asian="Arial1" style:font-name-complex="Arial1"/>
    </style:style>
    <style:style style:name="T11" style:family="text">
      <style:text-properties fo:color="#000000" loext:opacity="100%"/>
    </style:style>
    <style:style style:name="T12" style:family="text">
      <style:text-properties fo:color="#000000" loext:opacity="100%" fo:font-weight="bold" style:font-weight-asian="bold"/>
    </style:style>
    <style:style style:name="T13" style:family="text">
      <style:text-properties style:font-name="Arial" style:font-name-asian="Arial1" style:font-name-complex="Arial1"/>
    </style:style>
    <style:style style:name="T14" style:family="text">
      <style:text-properties style:font-name="Arial" fo:font-size="11.5pt" style:font-name-asian="Arial1" style:font-size-asian="11.5pt" style:font-name-complex="Arial1" style:font-size-complex="11.5pt"/>
    </style:style>
    <style:style style:name="T15" style:family="text">
      <style:text-properties style:font-name="Arial" fo:font-size="11.5pt" style:font-name-asian="Arial1" style:font-size-asian="11.5pt" style:font-name-complex="Arial1" style:font-size-complex="11.5pt" fo:background-color="#ffffff"/>
    </style:style>
    <style:style style:name="T16" style:family="text">
      <style:text-properties style:font-name="Arial" style:text-underline-style="solid" style:text-underline-width="auto" style:text-underline-color="font-color" fo:font-weight="bold" style:font-name-asian="Arial1" style:font-weight-asian="bold" style:font-name-complex="Arial1"/>
    </style:style>
    <style:style style:name="T17" style:family="text">
      <style:text-properties fo:font-size="8pt" style:font-size-asian="8pt" style:font-size-complex="8pt"/>
    </style:style>
    <style:style style:name="T18" style:family="text">
      <style:text-properties fo:font-size="16pt" style:font-size-asian="16pt" style:font-size-complex="16pt"/>
    </style:style>
    <style:style style:name="T19" style:family="text">
      <style:text-properties fo:font-size="16pt" style:text-underline-style="solid" style:text-underline-width="auto" style:text-underline-color="font-color" fo:font-weight="bold" style:font-size-asian="16pt" style:font-weight-asian="bold" style:font-size-complex="16pt"/>
    </style:style>
    <style:style style:name="T20" style:family="text">
      <style:text-properties fo:color="#1155cc" loext:opacity="100%" style:font-name="Arial" style:text-underline-style="solid" style:text-underline-width="auto" style:text-underline-color="font-color" style:font-name-asian="Arial1" style:font-name-complex="Arial1"/>
    </style:style>
    <style:style style:name="T21" style:family="text">
      <style:text-properties fo:font-size="13pt" style:font-size-asian="13pt" style:font-size-complex="13pt"/>
    </style:style>
    <style:style style:name="T22" style:family="text">
      <style:text-properties fo:font-size="13pt" style:text-underline-style="solid" style:text-underline-width="auto" style:text-underline-color="font-color" style:font-size-asian="13pt" style:font-size-complex="13pt"/>
    </style:style>
    <style:style style:name="T23" style:family="text">
      <style:text-properties fo:color="#161616" loext:opacity="100%" style:font-name="Courier New" style:font-name-asian="Courier New1" style:font-name-complex="Courier New1"/>
    </style:style>
    <style:style style:name="T24" style:family="text">
      <style:text-properties fo:color="#161616" loext:opacity="100%" style:font-name="Courier New" fo:font-size="10pt" style:font-name-asian="Courier New1" style:font-size-asian="10pt" style:font-name-complex="Courier New1" style:font-size-complex="10pt"/>
    </style:style>
    <style:style style:name="T25" style:family="text">
      <style:text-properties fo:color="#161616" loext:opacity="100%" style:font-name="Courier New" fo:font-size="13pt" style:font-name-asian="Courier New1" style:font-size-asian="13pt" style:font-name-complex="Courier New1" style:font-size-complex="13pt"/>
    </style:style>
    <style:style style:name="T26" style:family="text">
      <style:text-properties fo:color="#161616" loext:opacity="100%" fo:font-size="13pt" style:font-size-asian="13pt" style:font-size-complex="13pt"/>
    </style:style>
    <style:style style:name="T27" style:family="text">
      <style:text-properties fo:color="#161616" loext:opacity="100%" fo:font-size="12pt" style:font-size-asian="12pt" style:font-size-complex="12pt"/>
    </style:style>
    <style:style style:name="T28" style:family="text">
      <style:text-properties fo:font-size="15pt" style:font-size-asian="15pt" style:font-size-complex="15pt"/>
    </style:style>
    <style:style style:name="T29" style:family="text">
      <style:text-properties fo:font-size="14pt" style:text-underline-style="solid" style:text-underline-width="auto" style:text-underline-color="font-color" style:font-size-asian="14pt" style:font-size-complex="13pt"/>
    </style:style>
    <style:style style:name="T30" style:family="text">
      <style:text-properties fo:font-weight="bold" style:font-weight-asian="bold"/>
    </style:style>
    <style:style style:name="T31" style:family="text">
      <style:text-properties style:text-underline-style="solid" style:text-underline-width="auto" style:text-underline-color="font-color"/>
    </style:style>
    <style:style style:name="T32" style:family="text">
      <style:text-properties officeooo:rsid="0009df2a"/>
    </style:style>
    <style:style style:name="T33" style:family="text">
      <style:text-properties fo:font-size="11pt" fo:font-style="italic" style:font-size-asian="11pt" style:font-style-asian="italic" style:font-size-complex="11pt" style:font-style-complex="italic"/>
    </style:style>
    <style:style style:name="T34" style:family="text">
      <style:text-properties fo:color="#3465a4" loext:opacity="100%" style:font-name="Arial" fo:font-size="14pt" style:font-name-asian="Arial1" style:font-size-asian="14pt" style:font-name-complex="Arial1" style:font-size-complex="14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loext:marker-style-name="T1"><text:span text:style-name="T1"><text:tab/> <text:tab/> <text:tab/> <text:tab/> <text:tab/> <text:tab/></text:span><text:span text:style-name="T1"/></text:p>
      <text:p text:style-name="P10" loext:marker-style-name="T2"><text:span text:style-name="T2">Proyecto</text:span><text:span text:style-name="T2"/></text:p>
      <text:p text:style-name="P11" loext:marker-style-name="T4"><text:span text:style-name="T3">Janus</text:span><text:span text:style-name="T4"/></text:p>
      <text:p text:style-name="P14" loext:marker-style-name="T4"/>
      <text:p text:style-name="P7" loext:marker-style-name="T5"><text:span text:style-name="T1">Estimación de costos</text:span><text:span text:style-name="T5"/></text:p>
      <text:p text:style-name="P15" loext:marker-style-name="T5"/>
      <text:p text:style-name="P16" loext:marker-style-name="T5"/>
      <text:p text:style-name="Standard" loext:marker-style-name="T6"><text:span text:style-name="T6">Fecha de presentación: <text:s/>27-08-2024</text:span><text:span text:style-name="T6"/></text:p>
      <text:p text:style-name="Standard" loext:marker-style-name="T6"><text:span text:style-name="T6">Cliente: Aurora S.A</text:span><text:span text:style-name="T6"/></text:p>
      <text:p text:style-name="P17" loext:marker-style-name="T6"><text:span text:style-name="T6">Motor: Snowflake</text:span><text:span text:style-name="T6"/></text:p>
      <text:p text:style-name="P18" loext:marker-style-name="T7"><text:span text:style-name="T7">Contenido</text:span><text:span text:style-name="T7"/></text:p>
      <text:table-of-content text:style-name="Sect1" text:protected="true" text:name="Sumario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text:a xlink:type="simple" xlink:href="#__RefHeading___Toc705_3902886226" text:style-name="Index_20_Link" text:visited-style-name="Index_20_Link">Snowflake<text:tab/>4</text:a></text:p>
          <text:p text:style-name="P1"><text:a xlink:type="simple" xlink:href="#__RefHeading___Toc705_3902886226" text:style-name="Index_20_Link" text:visited-style-name="Index_20_Link">Snowflake<text:tab/>4</text:a></text:p>
          <text:p text:style-name="P2"><text:a xlink:type="simple" xlink:href="#__RefHeading___Toc707_3902886226" text:style-name="Index_20_Link" text:visited-style-name="Index_20_Link">Requisitos técnicos por cubrir<text:tab/>4</text:a></text:p>
          <text:p text:style-name="P2"><text:a xlink:type="simple" xlink:href="#__RefHeading___Toc707_3902886226" text:style-name="Index_20_Link" text:visited-style-name="Index_20_Link">Requisitos técnicos por cubrir<text:tab/>4</text:a></text:p>
          <text:p text:style-name="P2"><text:a xlink:type="simple" xlink:href="#__RefHeading___Toc709_3902886226" text:style-name="Index_20_Link" text:visited-style-name="Index_20_Link">Perfiles técnicos<text:tab/>4</text:a></text:p>
          <text:p text:style-name="P2"><text:a xlink:type="simple" xlink:href="#__RefHeading___Toc709_3902886226" text:style-name="Index_20_Link" text:visited-style-name="Index_20_Link">Perfiles técnicos<text:tab/>4</text:a></text:p>
          <text:p text:style-name="P2"><text:a xlink:type="simple" xlink:href="#__RefHeading___Toc711_3902886226" text:style-name="Index_20_Link" text:visited-style-name="Index_20_Link">Seguridad Informática<text:tab/>4</text:a></text:p>
          <text:p text:style-name="P2"><text:a xlink:type="simple" xlink:href="#__RefHeading___Toc711_3902886226" text:style-name="Index_20_Link" text:visited-style-name="Index_20_Link">Seguridad Informática<text:tab/>4</text:a></text:p>
          <text:p text:style-name="P2"><text:a xlink:type="simple" xlink:href="#__RefHeading___Toc713_3902886226" text:style-name="Index_20_Link" text:visited-style-name="Index_20_Link">Costos<text:tab/>4</text:a></text:p>
          <text:p text:style-name="P2"><text:a xlink:type="simple" xlink:href="#__RefHeading___Toc713_3902886226" text:style-name="Index_20_Link" text:visited-style-name="Index_20_Link">Costos<text:tab/>4</text:a></text:p>
          <text:p text:style-name="P3"><text:a xlink:type="simple" xlink:href="#__RefHeading___Toc715_3902886226" text:style-name="Index_20_Link" text:visited-style-name="Index_20_Link">Detalle de costos de perfiles técnicos<text:tab/>4</text:a></text:p>
          <text:p text:style-name="P3"><text:a xlink:type="simple" xlink:href="#__RefHeading___Toc715_3902886226" text:style-name="Index_20_Link" text:visited-style-name="Index_20_Link">Detalle de costos de perfiles técnicos<text:tab/>4</text:a></text:p>
          <text:p text:style-name="P2"><text:a xlink:type="simple" xlink:href="#__RefHeading___Toc717_3902886226" text:style-name="Index_20_Link" text:visited-style-name="Index_20_Link">Costo del soporte técnico del motor<text:tab/>4</text:a></text:p>
          <text:p text:style-name="P2"><text:a xlink:type="simple" xlink:href="#__RefHeading___Toc717_3902886226" text:style-name="Index_20_Link" text:visited-style-name="Index_20_Link">Costo del soporte técnico del motor<text:tab/>4</text:a></text:p>
          <text:p text:style-name="P3"><text:a xlink:type="simple" xlink:href="#__RefHeading___Toc719_3902886226" text:style-name="Index_20_Link" text:visited-style-name="Index_20_Link">Costo de licencia<text:tab/>5</text:a></text:p>
          <text:p text:style-name="P3"><text:a xlink:type="simple" xlink:href="#__RefHeading___Toc719_3902886226" text:style-name="Index_20_Link" text:visited-style-name="Index_20_Link">Costo de licencia<text:tab/>5</text:a></text:p>
          <text:p text:style-name="P2"><text:a xlink:type="simple" xlink:href="#__RefHeading___Toc721_3902886226" text:style-name="Index_20_Link" text:visited-style-name="Index_20_Link">Costos totales<text:tab/>5</text:a></text:p>
          <text:p text:style-name="P2"><text:a xlink:type="simple" xlink:href="#__RefHeading___Toc721_3902886226" text:style-name="Index_20_Link" text:visited-style-name="Index_20_Link">Costos totales<text:tab/>5</text:a></text:p>
          <text:p text:style-name="P2"><text:a xlink:type="simple" xlink:href="#__RefHeading___Toc723_3902886226" text:style-name="Index_20_Link" text:visited-style-name="Index_20_Link">Conclusiones<text:tab/>5</text:a></text:p>
          <text:p text:style-name="P2"><text:a xlink:type="simple" xlink:href="#__RefHeading___Toc723_3902886226" text:style-name="Index_20_Link" text:visited-style-name="Index_20_Link">Conclusiones<text:tab/>5</text:a></text:p>
          <text:p text:style-name="P2"><text:a xlink:type="simple" xlink:href="#__RefHeading___Toc725_3902886226" text:style-name="Index_20_Link" text:visited-style-name="Index_20_Link">Bibliografía<text:tab/>5</text:a></text:p>
          <text:p text:style-name="P2"><text:a xlink:type="simple" xlink:href="#__RefHeading___Toc725_3902886226" text:style-name="Index_20_Link" text:visited-style-name="Index_20_Link">Bibliografía<text:tab/>5</text:a></text:p>
          <text:p text:style-name="P2"><text:a xlink:type="simple" xlink:href="#__RefHeading___Toc727_3902886226" text:style-name="Index_20_Link" text:visited-style-name="Index_20_Link">Introducción<text:tab/>6</text:a></text:p>
          <text:p text:style-name="P2"><text:a xlink:type="simple" xlink:href="#__RefHeading___Toc727_3902886226" text:style-name="Index_20_Link" text:visited-style-name="Index_20_Link">Introducción<text:tab/>6</text:a></text:p>
          <text:p text:style-name="P2"><text:a xlink:type="simple" xlink:href="#__RefHeading___Toc729_3902886226" text:style-name="Index_20_Link" text:visited-style-name="Index_20_Link">Alternativa de los servicios<text:tab/>6</text:a></text:p>
          <text:p text:style-name="P2"><text:a xlink:type="simple" xlink:href="#__RefHeading___Toc729_3902886226" text:style-name="Index_20_Link" text:visited-style-name="Index_20_Link">Alternativa de los servicios<text:tab/>6</text:a></text:p>
          <text:p text:style-name="P2"><text:a xlink:type="simple" xlink:href="#__RefHeading___Toc731_3902886226" text:style-name="Index_20_Link" text:visited-style-name="Index_20_Link">Cloud computing y qué son<text:tab/>6</text:a></text:p>
          <text:p text:style-name="P2"><text:a xlink:type="simple" xlink:href="#__RefHeading___Toc731_3902886226" text:style-name="Index_20_Link" text:visited-style-name="Index_20_Link">Cloud computing y qué son<text:tab/>6</text:a></text:p>
          <text:p text:style-name="P2"><text:a xlink:type="simple" xlink:href="#__RefHeading___Toc733_3902886226" text:style-name="Index_20_Link" text:visited-style-name="Index_20_Link">Perfil Técnico requerido:<text:tab/>6</text:a></text:p>
          <text:p text:style-name="P2"><text:a xlink:type="simple" xlink:href="#__RefHeading___Toc733_3902886226" text:style-name="Index_20_Link" text:visited-style-name="Index_20_Link">Perfil Técnico requerido:<text:tab/>6</text:a></text:p>
          <text:p text:style-name="P2"><text:a xlink:type="simple" xlink:href="#__RefHeading___Toc735_3902886226" text:style-name="Index_20_Link" text:visited-style-name="Index_20_Link">Gastos<text:tab/>7</text:a></text:p>
          <text:p text:style-name="P2"><text:a xlink:type="simple" xlink:href="#__RefHeading___Toc735_3902886226" text:style-name="Index_20_Link" text:visited-style-name="Index_20_Link"><text:soft-page-break/>Gastos<text:tab/>7</text:a></text:p>
          <text:p text:style-name="P2"><text:a xlink:type="simple" xlink:href="#__RefHeading___Toc737_3902886226" text:style-name="Index_20_Link" text:visited-style-name="Index_20_Link">Conclusión<text:tab/>7</text:a></text:p>
          <text:p text:style-name="P2"><text:a xlink:type="simple" xlink:href="#__RefHeading___Toc737_3902886226" text:style-name="Index_20_Link" text:visited-style-name="Index_20_Link">Conclusión<text:tab/>7</text:a></text:p>
          <text:p text:style-name="P2"><text:a xlink:type="simple" xlink:href="#__RefHeading___Toc739_3902886226" text:style-name="Index_20_Link" text:visited-style-name="Index_20_Link">Bibliografía<text:tab/>7</text:a></text:p>
          <text:p text:style-name="P2"><text:a xlink:type="simple" xlink:href="#__RefHeading___Toc739_3902886226" text:style-name="Index_20_Link" text:visited-style-name="Index_20_Link">Bibliografía<text:tab/>7</text:a></text:p>
          <text:p text:style-name="P2"><text:a xlink:type="simple" xlink:href="#__RefHeading___Toc741_3902886226" text:style-name="Index_20_Link" text:visited-style-name="Index_20_Link">Instalación de la Base de Datos SQL Server<text:tab/>8</text:a></text:p>
          <text:p text:style-name="P2"><text:a xlink:type="simple" xlink:href="#__RefHeading___Toc741_3902886226" text:style-name="Index_20_Link" text:visited-style-name="Index_20_Link">Instalación de la Base de Datos SQL Server<text:tab/>8</text:a></text:p>
          <text:p text:style-name="P2"><text:a xlink:type="simple" xlink:href="#__RefHeading___Toc743_3902886226" text:style-name="Index_20_Link" text:visited-style-name="Index_20_Link">Aspectos del diseño de Base de Datos<text:tab/>9</text:a></text:p>
          <text:p text:style-name="P2"><text:a xlink:type="simple" xlink:href="#__RefHeading___Toc743_3902886226" text:style-name="Index_20_Link" text:visited-style-name="Index_20_Link">Aspectos del diseño de Base de Datos<text:tab/>9</text:a></text:p>
          <text:p text:style-name="P2"><text:a xlink:type="simple" xlink:href="#__RefHeading___Toc745_3902886226" text:style-name="Index_20_Link" text:visited-style-name="Index_20_Link">Políticas de respaldo de la Base de Datos<text:tab/>10</text:a></text:p>
          <text:p text:style-name="P2"><text:a xlink:type="simple" xlink:href="#__RefHeading___Toc745_3902886226" text:style-name="Index_20_Link" text:visited-style-name="Index_20_Link">Políticas de respaldo de la Base de Datos<text:tab/>10</text:a></text:p>
        </text:index-body>
      </text:table-of-content>
      <text:p text:style-name="P21" loext:marker-style-name="T8"/>
      <text:h text:style-name="P4" text:outline-level="1"><text:bookmark text:name="_heading=h.gjdgxs"/><text:bookmark-start text:name="__RefHeading___Toc705_3902886226"/>Snowflake<text:bookmark-end text:name="__RefHeading___Toc705_3902886226"/></text:h>
      <text:h text:style-name="Heading_20_2" text:outline-level="2"><text:bookmark text:name="_heading=h.30j0zll"/><text:bookmark-start text:name="__RefHeading___Toc707_3902886226"/>Requisitos técnicos por cubrir<text:bookmark-end text:name="__RefHeading___Toc707_3902886226"/></text:h>
      <text:p text:style-name="P24"><text:span text:style-name="T13">Cumple con los requerimientos técnicos para ser utilizado (el motor).</text:span></text:p>
      <text:h text:style-name="Heading_20_2" text:outline-level="2"><text:bookmark text:name="_heading=h.1fob9te"/><text:bookmark-start text:name="__RefHeading___Toc709_3902886226"/>Perfiles técnicos <text:bookmark-end text:name="__RefHeading___Toc709_3902886226"/></text:h>
      <text:p text:style-name="P24" loext:marker-style-name="T13"><text:span text:style-name="T13">Se requiere un DBA, deseablemente que sepa Java y Python para trabajar con las bibliotecas extra de la Base de Datos. </text:span><text:span text:style-name="T13"/></text:p>
      <text:p text:style-name="P25"/>
      <text:h text:style-name="Heading_20_2" text:outline-level="2"><text:bookmark text:name="_heading=h.3znysh7"/><text:bookmark-start text:name="__RefHeading___Toc711_3902886226"/>Seguridad Informática<text:bookmark-end text:name="__RefHeading___Toc711_3902886226"/></text:h>
      <text:list text:style-name="WWNum2">
        <text:list-item>
          <text:p text:style-name="P27" loext:marker-style-name="T13"><text:span text:style-name="T13">Se usa IAM(Identity and access management): Servicio web que ayuda a administrar accesos para solamente permitir el ingreso deseado mediante el uso de autenticación y autorización de cuentas.</text:span><text:span text:style-name="T13"/></text:p>
        </text:list-item>
      </text:list>
      <text:list text:style-name="WWNum6">
        <text:list-item>
          <text:p text:style-name="P28" loext:marker-style-name="T13"><text:span text:style-name="T13">Seguridad de la red: Utilizan una serie de técnicas tales como </text:span><text:span text:style-name="T13"/></text:p>
        </text:list-item>
      </text:list>
      <text:p text:style-name="P24" loext:marker-style-name="T13"><text:span text:style-name="T14">Políticas de red, utilizar la conectividad privada con Snowflake y permitir que el firewall conecte aplicaciones cliente a Snowflake.</text:span><text:span text:style-name="T14"/></text:p>
      <text:list text:style-name="WWNum1">
        <text:list-item>
          <text:p text:style-name="P29" loext:marker-style-name="T13"><text:span text:style-name="T13">Cifrado de datos: Encripta datos según una jerarquía de claves </text:span><text:span text:style-name="T15">que proporciona una seguridad mejorada al cifrar fragmentos individuales de datos mediante una clave diferente. Snowflake rota las claves cada 30 días, lo que garantiza que los nuevos datos ingresados ​​después de 30 días se cifran mediante una nueva jerarquía de claves.</text:span></text:p>
        </text:list-item>
      </text:list>
      <text:p text:style-name="P25"/>
      <text:h text:style-name="Heading_20_2" text:outline-level="2"><text:bookmark text:name="_heading=h.2et92p0"/><text:bookmark-start text:name="__RefHeading___Toc713_3902886226"/>Costos<text:bookmark-end text:name="__RefHeading___Toc713_3902886226"/></text:h>
      <text:p text:style-name="Standard">Los costos que se necesitan estimar son los que se encuentran en la tabla.</text:p>
      <text:h text:style-name="Heading_20_3" text:outline-level="3"><text:bookmark text:name="_heading=h.tyjcwt"/><text:bookmark-start text:name="__RefHeading___Toc715_3902886226"/>Detalle de costos de perfiles técnicos<text:bookmark-end text:name="__RefHeading___Toc715_3902886226"/></text:h>
      <table:table table:name="Tabla1" table:style-name="Tabla1">
        <table:table-column table:style-name="Tabla1.A" table:number-columns-repeated="2"/>
        <table:table-column table:style-name="Tabla1.C"/>
        <table:table-column table:style-name="Tabla1.A"/>
        <table:table-row table:style-name="Tabla1.1">
          <table:table-cell table:style-name="Tabla1.A1" office:value-type="string">
            <text:p text:style-name="P26">Perfil</text:p>
          </table:table-cell>
          <table:table-cell table:style-name="Tabla1.A1" office:value-type="string">
            <text:p text:style-name="P26">Cantidad de personas</text:p>
          </table:table-cell>
          <table:table-cell table:style-name="Tabla1.A1" office:value-type="string">
            <text:p text:style-name="P26">valor hora de trabajo</text:p>
          </table:table-cell>
          <table:table-cell table:style-name="Tabla1.A1" office:value-type="string">
            <text:p text:style-name="P26">Total </text:p>
          </table:table-cell>
        </table:table-row>
        <table:table-row table:style-name="Tabla1.1">
          <table:table-cell table:style-name="Tabla1.A1" office:value-type="string">
            <text:p text:style-name="P26">DBA</text:p>
          </table:table-cell>
          <table:table-cell table:style-name="Tabla1.A1" office:value-type="string">
            <text:p text:style-name="P26">1</text:p>
          </table:table-cell>
          <table:table-cell table:style-name="Tabla1.A1" office:value-type="string">
            <text:p text:style-name="P26">25,3 USD</text:p>
          </table:table-cell>
          <table:table-cell table:style-name="Tabla1.A1" office:value-type="string">
            <text:p text:style-name="P26">4048 USD</text:p>
          </table:table-cell>
        </table:table-row>
      </table:table>
      <text:p text:style-name="P26"/>
      <text:h text:style-name="Heading_20_2" text:outline-level="2"><text:bookmark text:name="_heading=h.3dy6vkm"/><text:bookmark-start text:name="__RefHeading___Toc717_3902886226"/>Costo del soporte técnico del motor<text:bookmark-end text:name="__RefHeading___Toc717_3902886226"/></text:h>
      <text:p text:style-name="P30" loext:marker-style-name="T13"><text:span text:style-name="T13">En cuanto al Soporte técnico Tiene dos variantes, una gratuita y otra paga con un servicio más allegado al cliente:</text:span><text:span text:style-name="T13"/></text:p>
      <text:p text:style-name="P30" loext:marker-style-name="T13"><text:span text:style-name="T13">La gratuita ofrece una cobertura 24/7 con modalidad “follow the sun”, con tiempos de espera un poco largos pero con cantidad de atenciones o solicitudes ilimitadas, aunque sólo atiendan casos de severidad 1(es el más alto en una escala de clasificación de incidentes, generalmente significa que el sistema está inoperativo o que la funcionalidad principal está gravemente afectada, requiriendo atención inmediata.)</text:span><text:span text:style-name="T13"/></text:p>
      <text:p text:style-name="P30" loext:marker-style-name="T13"><text:soft-page-break/><text:span text:style-name="T13">Existe un servicio premium de soporte que mejora los tiempos de espera en las llamadas y los casos de atención son más amplios.</text:span><text:span text:style-name="T13"/></text:p>
      <text:h text:style-name="Heading_20_3" text:outline-level="3"><text:bookmark text:name="_heading=h.1t3h5sf"/><text:bookmark-start text:name="__RefHeading___Toc719_3902886226"/>Costo de licencia<text:bookmark-end text:name="__RefHeading___Toc719_3902886226"/></text:h>
      <text:p text:style-name="P30"><text:span text:style-name="T13">Posee costo de licencia pero está incluido en el precio de uso ya que se trata de una subscripción mensual del motor de base de datos basado en la nube. Tratándose de en nuestro caso, un costo de $0.60 USD mensuales por GB de almacenamiento. El cliente acumula 4 GB en los primeros dos años, así que el costo de la licencia sería de 57.6 USD. Al estar en la nube la base de datos, la capacidad de 50 personas accediendo no sería un problema.</text:span></text:p>
      <text:h text:style-name="Heading_20_2" text:outline-level="2"/>
      <text:h text:style-name="Heading_20_2" text:outline-level="2"><text:bookmark text:name="_heading=h.4d34og8"/><text:bookmark-start text:name="__RefHeading___Toc721_3902886226"/>Costos totales<text:bookmark-end text:name="__RefHeading___Toc721_3902886226"/></text:h>
      <table:table table:name="Tabla2" table:style-name="Tabla2">
        <table:table-column table:style-name="Tabla2.A"/>
        <table:table-column table:style-name="Tabla2.B"/>
        <table:table-row table:style-name="Tabla2.1">
          <table:table-cell table:style-name="Tabla2.A1" office:value-type="string">
            <text:p text:style-name="P26"/>
          </table:table-cell>
          <table:table-cell table:style-name="Tabla2.A1" office:value-type="string">
            <text:p text:style-name="P10">Importe total $UDS</text:p>
            <text:p text:style-name="P10"><text:span text:style-name="T17">(expresado en moneda Dólar americano)</text:span></text:p>
          </table:table-cell>
        </table:table-row>
        <table:table-row table:style-name="Tabla2.1">
          <table:table-cell table:style-name="Tabla2.A1" office:value-type="string">
            <text:p text:style-name="P26">Costos del personal necesario para la implementación </text:p>
          </table:table-cell>
          <table:table-cell table:style-name="Tabla2.A1" office:value-type="string">
            <text:p text:style-name="Standard"><text:span text:style-name="T13">DBA: 4048 UDS mensuales.</text:span></text:p>
          </table:table-cell>
        </table:table-row>
        <table:table-row table:style-name="Tabla2.1">
          <table:table-cell table:style-name="Tabla2.A1" office:value-type="string">
            <text:p text:style-name="P26">Costo del soporte técnico del motor.</text:p>
          </table:table-cell>
          <table:table-cell table:style-name="Tabla2.A1" office:value-type="string">
            <text:p text:style-name="P26">Gratis</text:p>
          </table:table-cell>
        </table:table-row>
        <table:table-row table:style-name="Tabla2.1">
          <table:table-cell table:style-name="Tabla2.A1" office:value-type="string">
            <text:p text:style-name="P26">Cantidad de horas Soporte técnico si las ofrece y el costo de estas.</text:p>
          </table:table-cell>
          <table:table-cell table:style-name="Tabla2.A1" office:value-type="string">
            <text:p text:style-name="P26">24/7 - Gratis</text:p>
          </table:table-cell>
        </table:table-row>
        <table:table-row table:style-name="Tabla2.1">
          <table:table-cell table:style-name="Tabla2.A1" office:value-type="string">
            <text:p text:style-name="P26">Costo de Licencia.</text:p>
          </table:table-cell>
          <table:table-cell table:style-name="Tabla2.A1" office:value-type="string">
            <text:p text:style-name="P26">28.8 UDS anual</text:p>
          </table:table-cell>
        </table:table-row>
        <table:table-row table:style-name="Tabla2.1">
          <table:table-cell table:style-name="Tabla2.A1" office:value-type="string">
            <text:p text:style-name="P32">Total</text:p>
          </table:table-cell>
          <table:table-cell table:style-name="Tabla2.A1" office:value-type="string">
            <text:p text:style-name="P26">48 604.8 UDS anual</text:p>
          </table:table-cell>
        </table:table-row>
      </table:table>
      <text:p text:style-name="P19"/>
      <text:h text:style-name="Heading_20_2" text:outline-level="2"><text:bookmark text:name="_heading=h.2s8eyo1"/><text:bookmark-start text:name="__RefHeading___Toc723_3902886226"/>Conclusiones<text:bookmark-end text:name="__RefHeading___Toc723_3902886226"/></text:h>
      <text:p text:style-name="P30" loext:marker-style-name="T13"><text:span text:style-name="T13">Recomendamos Snowflake a la firma “Aurora S.A” para que utilice este motor de bases de datos por su simplicidad, esquema de alta disponibilidad y su flexibilidad en la cotización con una amplia variedad de <text:s/>opciones y ofertas.</text:span><text:span text:style-name="T13"/></text:p>
      <text:p text:style-name="P33" loext:marker-style-name="T13"/>
      <text:p text:style-name="P25"/>
      <text:h text:style-name="Heading_20_2" text:outline-level="2" loext:marker-style-name="T18"><text:bookmark text:name="_heading=h.17dp8vu"/><text:bookmark-start text:name="__RefHeading___Toc725_3902886226"/>Bibliografía <text:bookmark-end text:name="__RefHeading___Toc725_3902886226"/><text:span text:style-name="T18"/></text:h>
      <text:p text:style-name="P30" loext:marker-style-name="T13"><text:a xlink:type="simple" xlink:href="https://www.snowflake.com/en/" text:style-name="ListLabel_20_55" text:visited-style-name="ListLabel_20_55"><text:span text:style-name="T20">https://www.snowflake.com/en/</text:span></text:a><text:span text:style-name="T20"/></text:p>
      <text:p text:style-name="P30" loext:marker-style-name="T13"><text:a xlink:type="simple" xlink:href="https://www.snowflake.com/legal-files/CreditConsumptionTable.pdf" text:style-name="ListLabel_20_55" text:visited-style-name="ListLabel_20_55"><text:span text:style-name="T20">https://www.snowflake.com/legal-files/CreditConsumptionTable.pdf</text:span></text:a><text:span text:style-name="T20"/></text:p>
      <text:p text:style-name="P30" loext:marker-style-name="T13"><text:a xlink:type="simple" xlink:href="https://www.snowflake.com/en/support/" text:style-name="ListLabel_20_55" text:visited-style-name="ListLabel_20_55"><text:span text:style-name="T20">https://www.snowflake.com/en/support/</text:span></text:a><text:span text:style-name="T20"/></text:p>
      <text:p text:style-name="P30" loext:marker-style-name="T18"><text:a xlink:type="simple" xlink:href="https://community.snowflake.com/s/article/Snowflake-Security-Overview-and-Best-Practices?mkt_tok=MjUyLVJGTy0yMjcAAAGTVPcnsobib0St0CwRwVZ4sfwHPicq12DnL_MX_bz-yG4OgkADmIh6ll3PcRhIqFeezBwdFSNL-ipp9vJHUV6hRiKUK2b-0f5_HGpkwz7pTG2_w6cO9Q" text:style-name="ListLabel_20_55" text:visited-style-name="ListLabel_20_55"><text:span text:style-name="T20">https://community.snowflake.com/s/article/Snowflake-Security-Overview-and-Best-Practices?mkt_tok=MjUyLVJGTy0yMjcAAAGTVPcnsobib0St0CwRwVZ4sfwHPicq12DnL_MX_bz-yG4OgkADmIh6ll3PcRhIqFeezBwdFSNL-ipp9vJHUV6hRiKUK2b-0f5_HGpkwz7pTG2_w6cO9Q</text:span></text:a></text:p>
      <text:p text:style-name="P38" loext:marker-style-name="T18"/>
      <text:p text:style-name="P38" loext:marker-style-name="T18"><text:soft-page-break/></text:p>
      <text:p text:style-name="P38" loext:marker-style-name="T18"/>
      <text:p text:style-name="P38" loext:marker-style-name="T18"/>
      <text:p text:style-name="P38" loext:marker-style-name="T18"/>
      <text:p text:style-name="P38" loext:marker-style-name="T18"/>
      <text:p text:style-name="P12" loext:marker-style-name="T18"><text:span text:style-name="T19">ENTREGA 2</text:span><text:span text:style-name="T19"/></text:p>
      <text:p text:style-name="P30"/>
      <text:h text:style-name="Heading_20_2" text:outline-level="2"><text:bookmark text:name="_heading=h.qmsagadh4v9w"/><text:bookmark-start text:name="__RefHeading___Toc727_3902886226"/>Introducción <text:bookmark-end text:name="__RefHeading___Toc727_3902886226"/></text:h>
      <text:p text:style-name="P30" loext:marker-style-name="T13"><text:span text:style-name="T13">Ya se ha presentado un presupuesto inicial para el proyecto. No obstante, si se desea aprovechar a parte servicios de nubes para el proyecto, presentamos algunas alternativas. </text:span><text:span text:style-name="T13"/></text:p>
      <text:p text:style-name="P33" loext:marker-style-name="T13"/>
      <text:h text:style-name="Heading_20_2" text:outline-level="2"><text:bookmark text:name="_heading=h.ocup2ul5bpp2"/><text:bookmark-start text:name="__RefHeading___Toc729_3902886226"/>Alternativa de los servicios<text:bookmark-end text:name="__RefHeading___Toc729_3902886226"/></text:h>
      <text:p text:style-name="P30" loext:marker-style-name="T13"><text:span text:style-name="T13">Precios ofrecidos por cada proveedor de la nube para nuestro sistema:</text:span><text:span text:style-name="T13"/></text:p>
      <text:p text:style-name="P30" loext:marker-style-name="T13"><text:span text:style-name="T13">-Amazon Web Services: 2.970 USD/month<text:tab/>35.640 USD/año</text:span><text:span text:style-name="T13"/></text:p>
      <text:p text:style-name="P30" loext:marker-style-name="T13"><text:span text:style-name="T13">-Microsoft Azure: <text:s/>1.638 USD/month <text:tab/><text:tab/>19.656 USD/año</text:span><text:span text:style-name="T13"/></text:p>
      <text:p text:style-name="P30" loext:marker-style-name="T13"><text:span text:style-name="T13">-Google Cloud: <text:s/>2.620 USD/month<text:tab/><text:tab/>31.440 USD/año</text:span><text:span text:style-name="T13"/></text:p>
      <text:p text:style-name="P33" loext:marker-style-name="T13"/>
      <text:p text:style-name="P30" loext:marker-style-name="T13"><text:span text:style-name="T13">Haciendo una revisión del presupuesto, teniendo un estimativo de un uso aproximado de 16 horas por día, 6 días a la semana, un terabyte de espacio y los cálculos de créditos con sus respectivos precios ofrecidos por snowflake. Llegamos a un estimado de $4.670 USD/mes. <text:s/>56.040 USD/año</text:span><text:span text:style-name="T13"/></text:p>
      <text:h text:style-name="Heading_20_2" text:outline-level="2"><text:bookmark text:name="_heading=h.fbilv9dbc9g"/><text:bookmark-start text:name="__RefHeading___Toc731_3902886226"/>Cloud computing y qué son<text:bookmark-end text:name="__RefHeading___Toc731_3902886226"/></text:h>
      <text:list text:style-name="WWNum4">
        <text:list-item>
          <text:p text:style-name="P40" loext:marker-style-name="T13"><text:span text:style-name="T13">IaaS (Infraestructura como Servicio): Es la disponibilidad de baja demanda de recursos de computación de alta escalabilidad como servicios a través de Internet. </text:span><text:span text:style-name="T13"/></text:p>
        </text:list-item>
        <text:list-item>
          <text:p text:style-name="P40" loext:marker-style-name="T13"><text:span text:style-name="T13">PaaS (Plataforma como Servicio): Entorno en la nube que incluye herramientas para crear y desarrollar aplicaciones.</text:span><text:span text:style-name="T13"/></text:p>
        </text:list-item>
        <text:list-item>
          <text:p text:style-name="P40" loext:marker-style-name="T13"><text:span text:style-name="T13">SaaS (Software como Servicio): Modelo que ofrece un software almacenado en la nube listo para usarse.</text:span><text:span text:style-name="T13"/></text:p>
        </text:list-item>
      </text:list>
      <text:p text:style-name="P33" loext:marker-style-name="T13"/>
      <text:p text:style-name="P30" loext:marker-style-name="T13"><text:span text:style-name="T13">En nuestro caso creemos que lo mejor es usar SaaS ya que de esta forma además del software se nos incluye el PaaS y el IaaS a su vez y es más fácil de usarlo para una pequeña empresa que no tiene mucha experiencia en el asunto. <text:s text:c="2"/></text:span><text:span text:style-name="T13"/></text:p>
      <text:p text:style-name="P33" loext:marker-style-name="T13"/>
      <text:h text:style-name="Heading_20_2" text:outline-level="2"><text:bookmark text:name="_heading=h.dbstwtiv4yr7"/><text:bookmark-start text:name="__RefHeading___Toc733_3902886226"/>Perfil Técnico requerido:<text:bookmark-end text:name="__RefHeading___Toc733_3902886226"/></text:h>
      <text:p text:style-name="P30" loext:marker-style-name="T13"><text:span text:style-name="T13">Se adiciona un perfil técnico para la futura contratación de un DBA.</text:span><text:span text:style-name="T13"/></text:p>
      <text:p text:style-name="P30" loext:marker-style-name="T13"><text:span text:style-name="T13">Habilidades técnicas requeridas:</text:span><text:span text:style-name="T13"/></text:p>
      <text:p text:style-name="P30" loext:marker-style-name="T13"><text:span text:style-name="T13">-Conocimientos avanzados en SQL.</text:span><text:span text:style-name="T13"/></text:p>
      <text:p text:style-name="P30" loext:marker-style-name="T13"><text:span text:style-name="T13">-Experiencia con SnowFlake: administración y mantenimiento.</text:span><text:span text:style-name="T13"/></text:p>
      <text:p text:style-name="P30" loext:marker-style-name="T13"><text:soft-page-break/><text:span text:style-name="T13">-Conocimiento profundo del modelo de datos y la arquitectura de Snowflake, incluyendo su jerarquía de claves para cifrado de datos, seguridad y alta disponibilidad.</text:span><text:span text:style-name="T13"/></text:p>
      <text:p text:style-name="P30" loext:marker-style-name="T13"><text:span text:style-name="T13">-Conocimientos de lenguajes javaScript y python para la integración de bibliotecas de machine learning, análisis de datos y gestionar la base de datos.</text:span><text:span text:style-name="T13"/></text:p>
      <text:p text:style-name="P33" loext:marker-style-name="T13"/>
      <text:p text:style-name="P33" loext:marker-style-name="T13"/>
      <text:h text:style-name="Heading_20_2" text:outline-level="2"><text:bookmark text:name="_heading=h.z0w6n6kzeb0l"/><text:bookmark-start text:name="__RefHeading___Toc735_3902886226"/>Gastos<text:bookmark-end text:name="__RefHeading___Toc735_3902886226"/></text:h>
      <text:p text:style-name="P30" loext:marker-style-name="T13"><text:span text:style-name="T13">CAPEX, OPEX y TCO son términos financieros utilizados para describir diferentes tipos de costos y gastos dentro de una organización.</text:span><text:span text:style-name="T13"/></text:p>
      <text:list text:style-name="WWNum5">
        <text:list-item>
          <text:p text:style-name="P41" loext:marker-style-name="T13"><text:span text:style-name="T13">CAPEX (Gastos de capital): Son los gastos que realiza una empresa para mantener, adquirir o mejorar activos físicos a largo plazo.</text:span><text:span text:style-name="T13"/></text:p>
        </text:list-item>
      </text:list>
      <text:p text:style-name="P24" loext:marker-style-name="T13"><text:span text:style-name="T13">Ejemplo: Comprar servidores, equipos de red, o cualquier hardware necesario para el funcionamiento de una empresa.</text:span><text:span text:style-name="T13"/></text:p>
      <text:p text:style-name="P34" loext:marker-style-name="T13"/>
      <text:p text:style-name="P24" loext:marker-style-name="T13"><text:span text:style-name="T13">En nuestro caso, no requerimos este tipo de gastos.</text:span><text:span text:style-name="T13"/></text:p>
      <text:p text:style-name="P24" loext:marker-style-name="T13"><text:span text:style-name="T13">CAPEX = 0 USD Anual</text:span><text:span text:style-name="T13"/></text:p>
      <text:p text:style-name="P34" loext:marker-style-name="T13"/>
      <text:list text:continue-numbering="true" text:style-name="WWNum5">
        <text:list-item>
          <text:p text:style-name="P41" loext:marker-style-name="T13"><text:span text:style-name="T13">OPEX (Gasto Operativo): Se relaciona a los gastos recurrentes y necesarios para el funcionamiento diario de una empresa.</text:span><text:span text:style-name="T13"/></text:p>
        </text:list-item>
      </text:list>
      <text:p text:style-name="P24" loext:marker-style-name="T13"><text:span text:style-name="T13">Ejemplo: Sueldos de empleados, Servicios como electricidad, mantenimiento, licencias de software (SaaS), o suscripciones.</text:span><text:span text:style-name="T13"/></text:p>
      <text:p text:style-name="P34" loext:marker-style-name="T13"/>
      <text:p text:style-name="P24" loext:marker-style-name="T13"><text:span text:style-name="T13">En nuestro caso, los gastos serían el DBA y la licencia de Azure.</text:span><text:span text:style-name="T13"/></text:p>
      <text:p text:style-name="P24" loext:marker-style-name="T13"><text:span text:style-name="T13">OPEX = (4.048 <text:s/>* 12 meses) [DBA] + (19.656)[Licencia Azure] = 68.232 USD / Anual</text:span><text:span text:style-name="T13"/></text:p>
      <text:p text:style-name="P30" loext:marker-style-name="T13"><text:span text:style-name="T13"><text:tab/></text:span><text:span text:style-name="T13"/></text:p>
      <text:list text:continue-numbering="true" text:style-name="WWNum5">
        <text:list-item>
          <text:p text:style-name="P41" loext:marker-style-name="T13"><text:span text:style-name="T13">TCO (Costo Total de la Propiedad): Evalúa todos los costos asociados a la adquisición y operación de un activo a lo largo de su ciclo de vida, eso incluye a los costos iniciales (CAPEX) y costos operativos(OPEX).</text:span><text:span text:style-name="T13"/></text:p>
        </text:list-item>
      </text:list>
      <text:p text:style-name="P24" loext:marker-style-name="T13"><text:span text:style-name="T13">Ayuda a tomar decisiones estratégicas basadas en el costo real de una inversión a lo largo del tiempo, en lugar de solo considerar el costo inicial.</text:span><text:span text:style-name="T13"/></text:p>
      <text:p text:style-name="P34" loext:marker-style-name="T13"/>
      <text:p text:style-name="P24" loext:marker-style-name="T13"><text:span text:style-name="T13">En nuestro caso, sólo sería el gasto del OPEX.</text:span><text:span text:style-name="T13"/></text:p>
      <text:p text:style-name="P24" loext:marker-style-name="T13"><text:span text:style-name="T13">TCO = 68.232 USD / Anual</text:span><text:span text:style-name="T13"/></text:p>
      <text:p text:style-name="P33" loext:marker-style-name="T13"/>
      <text:h text:style-name="Heading_20_2" text:outline-level="2"><text:bookmark text:name="_heading=h.toq417lb5vyc"/><text:bookmark-start text:name="__RefHeading___Toc737_3902886226"/>Conclusión<text:bookmark-end text:name="__RefHeading___Toc737_3902886226"/></text:h>
      <text:p text:style-name="P30" loext:marker-style-name="T13"><text:span text:style-name="T13">Recomendamos pasar de Snowflake a Azure Microsoft con SQL Server por temas de precio y conveniencia ya que Snowflake cobra por consulta y Azure Microsoft no (Aunque tiene opción de cobrar por uso, hay una opción que cubre estos gastos). </text:span><text:span text:style-name="T13"/></text:p>
      <text:p text:style-name="P33" loext:marker-style-name="T13"/>
      <text:h text:style-name="Heading_20_2" text:outline-level="2"><text:bookmark text:name="_heading=h.uioqp52f59wm"/><text:bookmark-start text:name="__RefHeading___Toc739_3902886226"/>Bibliografía<text:bookmark-end text:name="__RefHeading___Toc739_3902886226"/></text:h>
      <text:p text:style-name="P30" loext:marker-style-name="T13"><text:a xlink:type="simple" xlink:href="https://www.snowflake.com/pricing/pricing-guide/?lang=es" text:style-name="ListLabel_20_55" text:visited-style-name="ListLabel_20_55"><text:span text:style-name="T20">https://www.snowflake.com/pricing/pricing-guide/?lang=es</text:span></text:a><text:span text:style-name="T20"/></text:p>
      <text:p text:style-name="P33" loext:marker-style-name="T13"/>
      <text:p text:style-name="P33" loext:marker-style-name="T13"><text:soft-page-break/></text:p>
      <text:p text:style-name="P33" loext:marker-style-name="T13"/>
      <text:p text:style-name="P33" loext:marker-style-name="T13"/>
      <text:p text:style-name="P33" loext:marker-style-name="T13"/>
      <text:p text:style-name="P33" loext:marker-style-name="T13"/>
      <text:p text:style-name="P33" loext:marker-style-name="T13"/>
      <text:p text:style-name="P12" loext:marker-style-name="T16"><text:span text:style-name="T16">Entrega 3</text:span><text:span text:style-name="T16"/></text:p>
      <text:p text:style-name="P22" loext:marker-style-name="T8"/>
      <text:h text:style-name="P5" text:outline-level="2"><text:bookmark text:name="_heading=h.sucbp9rezsi"/><text:bookmark-start text:name="__RefHeading___Toc741_3902886226"/>Instalación de la Base de Datos SQL Server<text:bookmark-end text:name="__RefHeading___Toc741_3902886226"/></text:h>
      <text:p text:style-name="P23" loext:marker-style-name="T8"/>
      <text:p text:style-name="P30" loext:marker-style-name="T21"><text:span text:style-name="T21">Para instalar la Base de Datos SQL Server requerido para el proyecto:</text:span><text:span text:style-name="T21"/></text:p>
      <text:p text:style-name="P42" loext:marker-style-name="T21"/>
      <text:p text:style-name="P30" loext:marker-style-name="T21"><text:span text:style-name="T22">En el caso de Linux Lubuntu</text:span><text:span text:style-name="T21"> para instalar SQL Server debe abrir la terminal y poner los siguientes comandos:</text:span></text:p>
      <text:p text:style-name="P42" loext:marker-style-name="T21"/>
      <text:p text:style-name="P30" loext:marker-style-name="T23"><text:span text:style-name="T23">sudo apt-get update</text:span><text:span text:style-name="T23"/></text:p>
      <text:p text:style-name="P30" loext:marker-style-name="T28"><text:span text:style-name="T23">sudo apt-get install mssql-server</text:span></text:p>
      <text:p text:style-name="P23" loext:marker-style-name="T8"/>
      <text:p text:style-name="P30" loext:marker-style-name="T26"><text:span text:style-name="T21">Si está instalado correctamente, ejecute </text:span><text:span text:style-name="T24">mssql-conf setup </text:span><text:span text:style-name="T26">y siga las indicaciones de la terminal para elegir la edición y crear la cuenta para la conexión.</text:span></text:p>
      <text:p text:style-name="P44" loext:marker-style-name="T27"/>
      <text:p text:style-name="P30" loext:marker-style-name="T26"><text:span text:style-name="T26">Una vez hecho eso, ahora debe instalar la Base de Datos Azure, para eso debe descargar el archivo (ya sea formato tar o deb) desde la página oficial y ejecutando utilizando el método que vea conveniente. </text:span><text:span text:style-name="T26"/></text:p>
      <text:p text:style-name="P45" loext:marker-style-name="T26"/>
      <text:p text:style-name="P30" loext:marker-style-name="T26"><text:span text:style-name="T26">Si ha hecho ambos pasos correctamente, podrá abrir Azure. Busque conectar servidor y asegure de tener las siguientes opciones:</text:span><text:span text:style-name="T26"/></text:p>
      <text:p text:style-name="P45" loext:marker-style-name="T26"/>
      <text:p text:style-name="P30" loext:marker-style-name="T23"><text:span text:style-name="T23">Connection type: Microsoft SQL Server</text:span><text:span text:style-name="T23"/></text:p>
      <text:p text:style-name="P30" loext:marker-style-name="T23"><text:span text:style-name="T23">Server: &lt;El nombre de su servidor&gt;</text:span><text:span text:style-name="T23"/></text:p>
      <text:p text:style-name="P30" loext:marker-style-name="T23"><text:span text:style-name="T23">Authentication Type: SQL Login</text:span><text:span text:style-name="T23"/></text:p>
      <text:p text:style-name="P30" loext:marker-style-name="T23"><text:span text:style-name="T23">User Name: &lt;El nombre de la conexión (SA)&gt;</text:span><text:span text:style-name="T23"/></text:p>
      <text:p text:style-name="P30" loext:marker-style-name="T23"><text:span text:style-name="T23">Password: &lt;La contraseña del servidor&gt;</text:span><text:span text:style-name="T23"/></text:p>
      <text:p text:style-name="P30" loext:marker-style-name="T23"><text:span text:style-name="T23">Encrypt: Optional</text:span><text:span text:style-name="T23"/></text:p>
      <text:p text:style-name="P30" loext:marker-style-name="T23"><text:span text:style-name="T23">Trust Server Certificate: False</text:span><text:span text:style-name="T23"/></text:p>
      <text:p text:style-name="P46" loext:marker-style-name="T25"/>
      <text:p text:style-name="P30" loext:marker-style-name="T26"><text:span text:style-name="T26">Ya está listo para su uso. </text:span></text:p>
      <text:p text:style-name="P30" loext:marker-style-name="T29"><text:bookmark-start text:name="_GoBack"/><text:soft-page-break/><text:span text:style-name="T29">En el caso de Windows</text:span><text:bookmark-end text:name="_GoBack"/><text:span text:style-name="T29"/></text:p>
      <text:p text:style-name="P30">Versión: 16.0.1000.6</text:p>
      <text:p text:style-name="P30">Producto: SQL Server 2022</text:p>
      <text:p text:style-name="P30">Ubicación del sistema: C:\Program Files\Microsoft SQL Server</text:p>
      <text:p text:style-name="P30"/>
      <text:p text:style-name="P30" loext:marker-style-name="T30"><text:span text:style-name="T30">Ubicación de los archivos</text:span><text:span text:style-name="T30"/></text:p>
      <text:p text:style-name="P30">-Ubicación de los archivos de datos: C:\Program Files\Microsoft SQL Server\MSSQL16.SQLEXPRESS\MSSQL\DATA\</text:p>
      <text:p text:style-name="P30">-Ubicación de los archivos de logs: C:\Program Files\Microsoft SQL Server\MSSQL16.SQLEXPRESS\MSSQL\Log\</text:p>
      <text:p text:style-name="P30">-Ubicación de los Backup: C:\Program Files\Microsoft SQL Server\MSSQL16.SQLEXPRESS\MSSQL\Backup</text:p>
      <text:p text:style-name="P30" loext:marker-style-name="T30"><text:span text:style-name="T30">Memoria:</text:span><text:span text:style-name="T30"/></text:p>
      <text:p text:style-name="P30">Cantidad de RAM instalada en el servidor: 16GB</text:p>
      <text:p text:style-name="P30">La utilización de la memoria del motor de base de datos de SQL Server está limitada por un par de parámetros de configuración:</text:p>
      <text:p text:style-name="P8">Memoria mínima del servidor: por defecto es 0 MB</text:p>
      <text:p text:style-name="P8">Memoria máxima del servidor: por defecto 2147483647 MB / Minimo permitido 128MB</text:p>
      <text:p text:style-name="P8">Lo podes verificar en consulta “EXEC sp_configure 'max server memory (MB)';”</text:p>
      <text:p text:style-name="P30" loext:marker-style-name="T30"><text:span text:style-name="T30">Seguridad:</text:span><text:span text:style-name="T30"/></text:p>
      <text:p text:style-name="P30">Modo de autenticación: Utiliza el modo de autenticación de Windows</text:p>
      <text:p text:style-name="P30">Roles de servicio: </text:p>
      <text:p text:style-name="P30"><text:tab/>Por ejemplo el DESKTOP-60889O1\Usuario es la cuenta de usuario de Windows que puede usarse para acceder a SQL Server. Tiene el rol servidor <text:span text:style-name="T31">sysadmin</text:span> pueden realizar cualquier actividad en el motor de base de datos.</text:p>
      <text:p text:style-name="P30"><text:span text:style-name="T30">Puertos</text:span>:</text:p>
      <text:p text:style-name="P30">Tiene TCP Dynamic Ports en valor 0</text:p>
      <text:h text:style-name="Heading_20_2" text:outline-level="2"><text:bookmark text:name="_heading=h.t9ubcygggvyb"/><text:bookmark-start text:name="__RefHeading___Toc743_3902886226"/>Aspectos del diseño de Base de Datos<text:bookmark-end text:name="__RefHeading___Toc743_3902886226"/></text:h>
      <text:p text:style-name="P35" loext:marker-style-name="T13"/>
      <text:p text:style-name="P8" loext:marker-style-name="T13"><text:span text:style-name="T13">El equipo de desarrollo del Proyecto Janus ha hecho las siguientes decisiones respecto a la creación y desarrollo de la base de datos:</text:span><text:span text:style-name="T13"/></text:p>
      <text:list text:style-name="WWNum3">
        <text:list-item>
          <text:p text:style-name="P47" loext:marker-style-name="T13"><text:span text:style-name="T13">De la información complementaria que nos ha otorgado el cliente, se ha decidido descartar el archivo productos dado que es un archivo incompleto.</text:span><text:span text:style-name="T13"/></text:p>
        </text:list-item>
        <text:list-item>
          <text:p text:style-name="P52" loext:marker-style-name="T13"><text:span text:style-name="T13">Existiran dos esquemas, level1 y level2. Ambos representan nivel de seguridad de la base de datos.</text:span></text:p>
        </text:list-item>
        <text:list-item>
          <text:p text:style-name="P47" loext:marker-style-name="T13"><text:span text:style-name="T13">Se han creado los SP de insertar de forma tal que utilice el plan de trabajo más corto a la hora de ejecutarse.</text:span><text:span text:style-name="T13"/></text:p>
        </text:list-item>
        <text:list-item>
          <text:p text:style-name="P47" loext:marker-style-name="T13"><text:span text:style-name="T13">En productos no enteros, se ha decidido eliminar el precio y sólo quedarse con el precio de referencia y la medida de referencia.</text:span><text:span text:style-name="T13"/></text:p>
        </text:list-item>
        <text:list-item>
          <text:p text:style-name="P47" loext:marker-style-name="T13"><text:span text:style-name="T13">La nomenclatura es que todo lo que no sea tabla o variable está en mayúscula. </text:span></text:p>
        </text:list-item>
      </text:list>
      <text:p text:style-name="P31"/>
      <text:h text:style-name="P6" text:outline-level="2"><text:bookmark-start text:name="__RefHeading___Toc745_3902886226"/>P<text:span text:style-name="T32">olíticas de respaldo de la Base de Datos</text:span><text:bookmark-end text:name="__RefHeading___Toc745_3902886226"/></text:h>
      <text:p text:style-name="P36"/>
      <text:p text:style-name="P50">Tipos de resguardos</text:p>
      <text:p text:style-name="P36"/>
      <text:p text:style-name="P42">Nuestro proyecto se abarcara fundamentalmente en dos tipos de respaldo: Diferencial, del cual se realizara a cada hora y la otra se realizara cada día, y uno Completo, del cual se realizara de forma semanal.</text:p>
      <text:p text:style-name="P42"/>
      <text:list text:style-name="L1">
        <text:list-item>
          <text:p text:style-name="P43">El respaldo diferencial se hará cada hora, dónde se guardaran las ventas realizadas con sus respectivas facturas y las notas de créditos creadas durante el día. El corto plazo se debe a que se espera que haya una alta cantidad de operaciones que se realizaran por hora en cada uno de los sucursales.</text:p>
          <text:p text:style-name="P43"/>
        </text:list-item>
        <text:list-item>
          <text:p text:style-name="P43">Adicionalmente se realizara otro respaldo diferencial de forma diaria dónde se guardaran los empleados, clientes y productos insertados en el día. Se realizara cada noche a partir de las 11:00 P.M. Esto se realizara de esta forma dado que se espera que los productos y empleados se registren a la mañana, y los clientes durante el día.</text:p>
          <text:p text:style-name="P43"/>
        </text:list-item>
        <text:list-item>
          <text:p text:style-name="P43">Por último, se realizara un respaldo de forma completa que abarcara todo el contenido de la Base de Datos, siendo que se realizara en la primera noche de cada Domingo aproximadamente a las 11:00 P.M.. Esta sera una copia de seguridad de todo el sistema en caso de algún inconveniente durante la semana.</text:p>
        </text:list-item>
      </text:list>
      <text:p text:style-name="P37"/>
      <text:p text:style-name="P51">Lugares de resguardo</text:p>
      <text:list text:continue-numbering="true" text:style-name="L1">
        <text:list-header>
          <text:p text:style-name="P54"><text:span text:style-name="T21"/></text:p>
        </text:list-header>
      </text:list>
      <text:p text:style-name="P30"><text:span text:style-name="T21">Los respaldos diferenciales se harán en el propio sistema SQL Server, mientras que el respaldo completo se realizara en la nube. </text:span></text:p>
      <text:p text:style-name="P30"><text:span text:style-name="T21"/></text:p>
      <text:p text:style-name="P30"><text:span text:style-name="T21"/></text:p>
      <text:p text:style-name="P55"><text:soft-page-break/><text:span text:style-name="T34">Restauración de Base de Datos</text:span></text:p>
      <text:p text:style-name="P55"><text:span text:style-name="T34"/></text:p>
      <text:p text:style-name="P49"><text:span text:style-name="T13">En caso de que se deba restaurar una base de datos, primero se debe intentar acceder a las copias diferenciales y trabajar sobre las copias. En caso de necesitar usar la copia completa, usar la default despues de realizar un respaldo completo. </text:span></text:p>
      <text:p text:style-name="P49"><text:span text:style-name="T13"/></text:p>
      <text:p text:style-name="P53"><text:span text:style-name="T33">Las politicas de Backup pueden modificarse o actualizar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AR" style:letter-kerning="false" style:font-name-asian="Calibri1" style:font-size-asian="11pt" style:language-asian="es" style:country-asian="AR"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s" fo:country="AR" style:letter-kerning="false" style:font-name-asian="Calibri1" style:font-size-asian="11pt" style:language-asian="es" style:country-asian="AR"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style:text-properties style:font-name="Arial" fo:font-family="Arial" style:font-family-generic="roman" style:font-pitch="variable" style:rfc-language-tag="es-419" fo:language="es" style:font-name-asian="Arial1" style:font-family-asian="Arial" style:font-family-generic-asian="system" style:font-pitch-asian="variable" style:font-name-complex="Arial1" style:font-family-complex="Arial" style:font-family-generic-complex="system" style:font-pitch-complex="variabl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55" style:display-name="ListLabel 55" style:family="text">
      <style:text-properties fo:color="#1155cc" loext:opacity="100%" style:font-name="Arial" fo:font-family="Arial" style:font-family-generic="roman" style:font-pitch="variable" style:text-underline-style="solid" style:text-underline-width="auto" style:text-underline-color="font-color" style:font-name-asian="Arial1" style:font-family-asian="Arial" style:font-family-generic-asian="system" style:font-pitch-asian="variable" style:font-name-complex="Arial1"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Tabla3" style:family="table">
      <style:table-properties style:width="16.492cm" fo:margin-left="-0.191cm" fo:margin-top="0cm" fo:margin-bottom="0cm" table:align="left" style:writing-mode="page"/>
    </style:style>
    <style:style style:name="Tabla3.A" style:family="table-column">
      <style:table-column-properties style:column-width="5.496cm"/>
    </style:style>
    <style:style style:name="Tabla3.B" style:family="table-column">
      <style:table-column-properties style:column-width="5.498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style>
    <style:style style:name="MP1" style:family="paragraph" style:parent-style-name="Standard">
      <style:paragraph-properties fo:margin-top="0cm" fo:margin-bottom="0cm" style:contextual-spacing="false" fo:orphans="0" fo:widows="0" fo:padding="0cm" fo:border="none" style:shadow="none" style:join-border="false"/>
      <style:text-properties fo:font-size="16pt" style:font-size-asian="16pt" style:font-size-complex="16pt"/>
    </style:style>
    <style:style style:name="MP2" style:family="paragraph" style:parent-style-name="Standard">
      <style:paragraph-properties fo:text-align="center" style:justify-single-word="false" fo:padding="0cm" fo:border="none" style:shadow="none" style:join-border="false">
        <style:tab-stops>
          <style:tab-stop style:position="7.96cm" style:type="center"/>
          <style:tab-stop style:position="15.921cm" style:type="right"/>
        </style:tab-stops>
      </style:paragraph-properties>
    </style:style>
    <style:style style:name="MP3" style:family="paragraph" style:parent-style-name="Standard">
      <style:paragraph-properties fo:margin-top="0cm" fo:margin-bottom="0cm" style:contextual-spacing="false" fo:line-height="100%" fo:padding="0cm" fo:border="none" style:shadow="none" style:join-border="false">
        <style:tab-stops>
          <style:tab-stop style:position="7.96cm" style:type="center"/>
          <style:tab-stop style:position="15.921cm" style:type="right"/>
        </style:tab-stops>
      </style:paragraph-properties>
      <style:text-properties fo:color="#000000" loext:opacity="100%"/>
    </style:style>
    <style:style style:name="MP4" style:family="paragraph" style:parent-style-name="Standard">
      <style:paragraph-properties fo:margin-top="0cm" fo:margin-bottom="0cm" style:contextual-spacing="false" fo:line-height="100%" fo:text-align="end" style:justify-single-word="false" fo:padding="0cm" fo:border="none" style:shadow="none" style:join-border="false">
        <style:tab-stops>
          <style:tab-stop style:position="7.96cm" style:type="center"/>
          <style:tab-stop style:position="15.921cm" style:type="right"/>
        </style:tab-stops>
      </style:paragraph-properties>
    </style:style>
    <style:style style:name="MT1" style:family="text">
      <style:text-properties fo:font-size="16pt" style:font-size-asian="16pt" style:font-size-complex="16pt"/>
    </style:style>
    <style:style style:name="MT2" style:family="text">
      <style:text-properties fo:color="#000000" loext:opacity="100%"/>
    </style:style>
    <style:style style:name="MT3" style:family="text">
      <style:text-properties fo:color="#000000" loext:opacity="100%" fo:font-weight="bold" style:font-weight-asian="bold"/>
    </style:style>
    <style:style style:name="MT4" style:family="text">
      <style:text-properties fo:font-weight="bold" style:font-weight-asian="bold"/>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table:table table:name="Tabla3" table:style-name="Tabla3">
          <table:table-column table:style-name="Tabla3.A"/>
          <table:table-column table:style-name="Tabla3.B" table:number-columns-repeated="2"/>
          <table:table-row table:style-name="Tabla3.1">
            <table:table-cell table:style-name="Tabla3.A1" office:value-type="string">
              <text:p text:style-name="MP2" loext:marker-style-name="MT2"><text:span text:style-name="MT2">Equipo </text:span>07</text:p>
            </table:table-cell>
            <table:table-cell table:style-name="Tabla3.A1" office:value-type="string">
              <text:p text:style-name="MP2" loext:marker-style-name="MT3"><text:span text:style-name="MT4">Estimación</text:span><text:span text:style-name="MT3"> de costos</text:span></text:p>
            </table:table-cell>
            <table:table-cell table:style-name="Tabla3.A1" office:value-type="string">
              <text:p text:style-name="MP2">Aurora S.A</text:p>
            </table:table-cell>
          </table:table-row>
        </table:table>
        <text:p text:style-name="MP3" loext:marker-style-name="MT2"/>
      </style:header>
      <style:header-first>
        <text:p text:style-name="Header"/>
      </style:header-first>
      <style:footer>
        <text:p text:style-name="MP4" loext:marker-style-name="MT2"><text:page-number text:select-page="current">11</text:page-number></text:p>
        <text:p text:style-name="MP3" loext:marker-style-name="MT2"/>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leria De Rosa</meta:initial-creator>
    <meta:editing-cycles>7</meta:editing-cycles>
    <meta:creation-date>2024-07-25T17:34:00</meta:creation-date>
    <dc:date>2024-11-23T17:39:05.360441775</dc:date>
    <meta:editing-duration>PT3H6M36S</meta:editing-duration>
    <meta:generator>LibreOffice/24.2.6.2$Linux_X86_64 LibreOffice_project/420$Build-2</meta:generator>
    <meta:document-statistic meta:table-count="3" meta:image-count="0" meta:object-count="0" meta:page-count="11" meta:paragraph-count="199" meta:word-count="2006" meta:character-count="12531" meta:non-whitespace-character-count="10696"/>
    <meta:user-defined meta:name="AppVersion">15.0000</meta:user-defined>
    <meta:user-defined meta:name="ContentTypeId">0x010100E0244CD539E758458F9751B276EDBDB5</meta:user-defined>
    <meta:user-defined meta:name="MediaServiceImageTags">MediaServiceImageTags</meta:user-defined>
    <meta:template xlink:type="simple" xlink:actuate="onRequest" xlink:title="Normal" xlink:href=""/>
  </office:meta>
</office:document-meta>
</file>